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:</text:p>
      <text:p text:style-name="Standard"/>
      <text:p text:style-name="Standard">Database name:</text:p>
      <text:p text:style-name="Standard">username: mike_rr</text:p>
      <text:p text:style-name="Standard">password: b00ya32</text:p>
      <text:p text:style-name="Standard"/>
      <text:p text:style-name="Standard"/>
      <text:p text:style-name="Standard"/>
      <text:p text:style-name="Standard">My Login:</text:p>
      <text:p text:style-name="Standard">Username: Nostars<text:tab/></text:p>
      <text:p text:style-name="Standard">Password: b00ya3232</text:p>
      <text:p text:style-name="Standard"/>
      <text:p text:style-name="Standard">Dans Login:</text:p>
      <text:p text:style-name="Standard">Username: AceMcWicked<text:tab/></text:p>
      <text:p text:style-name="Standard">Password: b00ya3232</text:p>
      <text:p text:style-name="Standard"/>
      <text:p text:style-name="Standard">Rory:</text:p>
      <text:p text:style-name="Standard">Username: Nightwyrm</text:p>
      <text:p text:style-name="Standard">Password: r0ckandr0ll247</text:p>
      <text:p text:style-name="Standard"/>
      <text:p text:style-name="Standard">Felix:</text:p>
      <text:p text:style-name="Standard">Username: Bsidebeats</text:p>
      <text:p text:style-name="Standard">Password: v0dc4st</text:p>
      <text:p text:style-name="Standard"/>
      <text:p text:style-name="Standard">Joe:</text:p>
      <text:p text:style-name="Standard">Username: angry_barnet</text:p>
      <text:p text:style-name="Standard">Password: p00face32</text:p>
      <text:p text:style-name="Standard"/>
      <text:p text:style-name="Standard">Brendan:</text:p>
      <text:p text:style-name="Standard">Username: 3LX</text:p>
      <text:p text:style-name="Standard">Password: 4ngryr4ng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ke Penhall</meta:initial-creator>
    <meta:creation-date>2010-11-06T19:07:14</meta:creation-date>
    <meta:generator>OpenOffice.org/3.1$Unix OpenOffice.org_project/310m19$Build-9420</meta:generator>
    <dc:date>2011-07-02T13:31:56</dc:date>
    <dc:creator>Mike Penhall</dc:creator>
    <meta:editing-duration>PT05H06M29S</meta:editing-duration>
    <meta:editing-cycles>9</meta:editing-cycles>
    <meta:document-statistic meta:table-count="0" meta:image-count="0" meta:object-count="0" meta:page-count="1" meta:paragraph-count="22" meta:word-count="39" meta:character-count="332"/>
  </office:meta>
</office:document-meta>
</file>